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2e45" officeooo:paragraph-rsid="00002e4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02e45" officeooo:paragraph-rsid="00002e4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02e45" officeooo:paragraph-rsid="00002e45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 de aceitação</text:p>
      <text:p text:style-name="P2"/>
      <text:p text:style-name="P3"/>
      <text:p text:style-name="P3">Executa o sistema como usuário final, realizado a nível de sistema.</text:p>
      <text:p text:style-name="P3"/>
      <text:p text:style-name="P3">Aqui não é utilizado código nem nada, quem vai realizar esse teste é o usuário.</text:p>
      <text:p text:style-name="P3"/>
      <text:p text:style-name="P3">Aqui o usuário não vai buscar falhas, ele vai usar o sistema como se estivesse no dia-a-dia.</text:p>
      <text:p text:style-name="P3"/>
      <text:p text:style-name="P3">O cliente vai avaliar se aceita ou não o sistema. Esse é o grande objetivo.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07:44.969336870</meta:creation-date>
    <dc:date>2024-06-17T12:09:56.376885607</dc:date>
    <meta:editing-duration>PT2M12S</meta:editing-duration>
    <meta:editing-cycles>1</meta:editing-cycles>
    <meta:document-statistic meta:table-count="0" meta:image-count="0" meta:object-count="0" meta:page-count="1" meta:paragraph-count="5" meta:word-count="61" meta:character-count="331" meta:non-whitespace-character-count="275"/>
    <meta:generator>LibreOffice/7.3.7.2$Linux_X86_64 LibreOffice_project/30$Build-2</meta:generator>
  </office:meta>
</office:document-meta>
</file>